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10.592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3.295cm"/>
    </style:style>
    <style:style style:name="co27" style:family="table-column">
      <style:table-column-properties fo:break-before="auto" style:column-width="9.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66c"/>
    </style:style>
    <style:style style:name="ce4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16173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16173"/>
    </style:style>
    <style:style style:name="ce49" style:family="table-cell" style:parent-style-name="Default">
      <style:table-cell-properties fo:background-color="#e16173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e16173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k mapp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34"/>
        <table:table-column table:style-name="co9" table:default-cell-style-name="ce34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34"/>
        <table:table-row table:style-name="ro1">
          <table:table-cell table:style-name="ce1" office:value-type="string" calcext:value-type="string" table:number-columns-spanned="11" table:number-rows-spanned="1">
            <text:p>Deck mapping</text:p>
          </table:table-cell>
          <table:covered-table-cell table:number-columns-repeated="8" table:style-name="ce3"/>
          <table:covered-table-cell table:number-columns-repeated="2" table:style-name="ce3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" office:value-type="string" calcext:value-type="string" table:number-columns-spanned="2" table:number-rows-spanned="1">
            <text:p>Deck toggle off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ff, shift 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n</text:p>
          </table:table-cell>
          <table:covered-table-cell table:style-name="ce1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3" office:value-type="string" calcext:value-type="string">
            <text:p>input type</text:p>
          </table:table-cell>
          <table:table-cell table:style-name="ce3" office:value-type="string" calcext:value-type="string">
            <text:p>event code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</text:p>
          </table:table-cell>
          <table:table-cell office:value-type="string" calcext:value-type="string">
            <text:p>POT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tempo</text:p>
          </table:table-cell>
          <table:table-cell office:value-type="string" calcext:value-type="string">
            <text:p>POT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press</text:p>
          </table:table-cell>
          <table:table-cell office:value-type="string" calcext:value-type="string">
            <text:p>JOG_TOUCH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press</text:p>
          </table:table-cell>
          <table:table-cell office:value-type="string" calcext:value-type="string">
            <text:p>JOG_TOUCH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turn</text:p>
          </table:table-cell>
          <table:table-cell office:value-type="string" calcext:value-type="string">
            <text:p>JOG_ROT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turn</text:p>
          </table:table-cell>
          <table:table-cell office:value-type="string" calcext:value-type="string">
            <text:p>JOG_ROT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mov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siz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mov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siz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sync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cue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hotcu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play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i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out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ad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 up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 dow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siz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mov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tempo range adjust up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tempo range adjust dow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siz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mov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i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out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ad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ync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cue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play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4">
          <table:table-cell table:number-columns-repeated="7"/>
          <table:table-cell table:style-name="ce26" table:number-columns-repeated="4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13">
          <table:table-cell table:number-columns-repeated="8"/>
          <table:table-cell table:style-name="ce26" table:number-columns-repeated="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table:number-columns-repeated="8"/>
          <table:table-cell table:style-name="ce26" table:number-columns-repeated="3"/>
          <table:table-cell/>
          <table:table-cell table:style-name="ce26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10">
          <table:table-cell table:style-name="ce26"/>
          <table:table-cell/>
          <table:table-cell table:style-name="ce26" table:number-columns-repeated="9"/>
          <table:table-cell/>
          <table:table-cell table:style-name="ce26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2">
          <table:table-cell table:style-name="ce26"/>
          <table:table-cell/>
          <table:table-cell table:style-name="ce26" table:number-columns-repeated="15"/>
          <table:table-cell/>
          <table:table-cell table:style-name="Default" table:number-columns-repeated="2"/>
          <table:table-cell table:number-columns-repeated="3"/>
          <table:table-cell table:style-name="ce35" table:number-columns-repeated="4"/>
        </table:table-row>
        <table:table-row table:style-name="ro1" table:number-rows-repeated="3">
          <table:table-cell table:number-columns-repeated="11"/>
          <table:table-cell table:style-name="ce26" table:number-columns-repeated="6"/>
          <table:table-cell/>
          <table:table-cell table:style-name="Default" table:number-columns-repeated="2"/>
          <table:table-cell table:number-columns-repeated="3"/>
          <table:table-cell table:style-name="ce35" table:number-columns-repeated="4"/>
        </table:table-row>
        <table:table-row table:style-name="ro1" table:number-rows-repeated="13">
          <table:table-cell table:number-columns-repeated="11"/>
          <table:table-cell table:style-name="ce26" table:number-columns-repeated="6"/>
          <table:table-cell/>
          <table:table-cell table:style-name="Default" table:number-columns-repeated="2"/>
          <table:table-cell table:number-columns-repeated="3"/>
          <table:table-cell table:style-name="ce35"/>
          <table:table-cell/>
          <table:table-cell table:style-name="ce35" table:number-columns-repeated="2"/>
        </table:table-row>
        <table:table-row table:style-name="ro1" table:number-rows-repeated="8">
          <table:table-cell table:number-columns-repeated="18"/>
          <table:table-cell table:style-name="Default" table:number-columns-repeated="2"/>
          <table:table-cell table:number-columns-repeated="3"/>
          <table:table-cell table:style-name="ce35"/>
          <table:table-cell/>
          <table:table-cell table:style-name="ce35" table:number-columns-repeated="2"/>
        </table:table-row>
        <table:table-row table:style-name="ro1" table:number-rows-repeated="63">
          <table:table-cell table:number-columns-repeated="18"/>
          <table:table-cell table:style-name="Default" table:number-columns-repeated="2"/>
          <table:table-cell table:number-columns-repeated="5"/>
          <table:table-cell table:style-name="ce35" table:number-columns-repeated="2"/>
        </table:table-row>
        <table:table-row table:style-name="ro1" table:number-rows-repeated="104840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ixer + effect mapping" table:style-name="ta1">
        <table:table-column table:style-name="co5" table:number-columns-repeated="5" table:default-cell-style-name="ce26"/>
        <table:table-column table:style-name="co15" table:default-cell-style-name="Default"/>
        <table:table-column table:style-name="co16" table:default-cell-style-name="ce26"/>
        <table:table-row table:style-name="ro1">
          <table:table-cell table:style-name="ce7" office:value-type="string" calcext:value-type="string" table:number-columns-spanned="7" table:number-rows-spanned="1">
            <text:p>Mixer / effect mapping</text:p>
          </table:table-cell>
          <table:covered-table-cell table:number-columns-repeated="6" table:style-name="ce8"/>
        </table:table-row>
        <table:table-row table:style-name="ro1">
          <table:table-cell table:style-name="ce8"/>
          <table:table-cell table:style-name="ce7" office:value-type="string" calcext:value-type="string" table:number-columns-spanned="2" table:number-rows-spanned="1">
            <text:p>Shift off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Shift on</text:p>
          </table:table-cell>
          <table:covered-table-cell table:style-name="ce8"/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event code</text:p>
          </table:table-cell>
          <table:table-cell table:style-name="ce8" office:value-type="string" calcext:value-type="string">
            <text:p>CC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CC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input type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ROWSE_ROT</text:p>
          </table:table-cell>
          <table:table-cell office:value-type="string" calcext:value-type="string">
            <text:p>Browse knob tur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 knob press</text:p>
          </table:table-cell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Loop recorder dry/we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Und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fad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dry/we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unit on/off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1 on/off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2 on/off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3 on/off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men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dry/we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unit on/off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1 on/off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2 on/off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3 on/off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men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A ga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B gai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C ga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D ga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1 on/off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1 on/off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1 on/off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1 on/off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2 on/of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2 on/of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2 on/off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2 on/of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h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h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h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m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m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m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m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l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l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lo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fli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flit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fli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flite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headphones togg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headphones togg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headphones togg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headphones togg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volu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volu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volu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volume</text:p>
          </table:table-cell>
        </table:table-row>
      </table:table>
      <table:table table:name="MIDI ALSA control mappin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12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1017" table:default-cell-style-name="Default"/>
        <table:table-row table:style-name="ro2">
          <table:table-cell table:style-name="ce9" office:value-type="string" calcext:value-type="string" table:number-columns-spanned="7" table:number-rows-spanned="1">
            <text:p>MIDI ALSA Controls</text:p>
          </table:table-cell>
          <table:covered-table-cell table:style-name="ce9"/>
          <table:covered-table-cell table:style-name="ce29"/>
          <table:covered-table-cell table:number-columns-repeated="3" table:style-name="ce19"/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CC</text:p>
          </table:table-cell>
          <table:table-cell table:style-name="ce11" office:value-type="string" calcext:value-type="string">
            <text:p>Channel 1 numid </text:p>
          </table:table-cell>
          <table:table-cell table:style-name="ce30" office:value-type="string" calcext:value-type="string">
            <text:p>Channel 2 numid</text:p>
          </table:table-cell>
          <table:table-cell table:style-name="ce30" office:value-type="string" calcext:value-type="string">
            <text:p>Channel 3 numid </text:p>
          </table:table-cell>
          <table:table-cell table:style-name="ce30" office:value-type="string" calcext:value-type="string">
            <text:p>Channel 4 numid </text:p>
          </table:table-cell>
          <table:table-cell table:style-name="ce30" office:value-type="string" calcext:value-type="string">
            <text:p>Channel 5 numid </text:p>
          </table:table-cell>
          <table:table-cell table:style-name="ce29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0x01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Load Butto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0x05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Ch. 1 – 4 = LED: Tempo down, Ch. 5 = LED: Size But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x0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Ch. 1 - 4 = LED: Tempo up, Ch. 5 = LED: Undo Button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0x07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Ch. 1 - 4 = LED: Shift Button, Ch. 5 = LED: Rec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8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Ch. 1 - 4 = LED: Sync Button, Ch. 5 = LED: Play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9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Ch. 1 - 4 = LED: Goto Cue button, Ch. 5 = LED: Browse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A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25" calcext:value-type="float">
            <text:p>12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Play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B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10" calcext:value-type="float">
            <text:p>110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1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C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12" calcext:value-type="float">
            <text:p>112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2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4" calcext:value-type="float">
            <text:p>114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4" calcext:value-type="float">
            <text:p>11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3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E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16" calcext:value-type="float">
            <text:p>116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4 (blue)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0F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4" calcext:value-type="float">
            <text:p>13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1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0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135" calcext:value-type="float">
            <text:p>13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2</text:p>
          </table:table-cell>
          <table:table-cell table:style-name="ce20" table:number-columns-repeated="1017"/>
        </table:table-row>
        <table:table-row table:style-name="ro2">
          <table:table-cell table:style-name="ce18" office:value-type="string" calcext:value-type="string">
            <text:p>0x11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36" calcext:value-type="float">
            <text:p>136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3</text:p>
          </table:table-cell>
          <table:table-cell table:style-name="ce20" table:number-columns-repeated="1017"/>
        </table:table-row>
        <table:table-row table:style-name="ro2">
          <table:table-cell table:style-name="ce18" office:value-type="string" calcext:value-type="string">
            <text:p>0x12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137" calcext:value-type="float">
            <text:p>137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4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7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120" calcext:value-type="float">
            <text:p>120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In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8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string" calcext:value-type="string">
            <text:p>Ch. 1 - 4 = LED: Out Button, Ch. 5 = LED: FX1 Dry/Wet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9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string" calcext:value-type="string">
            <text:p>LED: FX1 On/Off Button 1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A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office:value-type="string" calcext:value-type="string">
            <text:p>LED: FX1 On/Off Button 2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B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office:value-type="string" calcext:value-type="string">
            <text:p>LED: FX1 On/Off Button 3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C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string" calcext:value-type="string">
            <text:p>LED: FX1 Mode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2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string" calcext:value-type="string">
            <text:p>LED: FX2 Dry/Wet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3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string" calcext:value-type="string">
            <text:p>LED: FX2 On/Off Button 1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4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1" calcext:value-type="float">
            <text:p>161</text:p>
          </table:table-cell>
          <table:table-cell table:style-name="ce21" office:value-type="string" calcext:value-type="string">
            <text:p>LED: FX2 On/Off Button 2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5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string" calcext:value-type="string">
            <text:p>LED: FX2 On/Off Button 3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6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3" calcext:value-type="float">
            <text:p>163</text:p>
          </table:table-cell>
          <table:table-cell table:style-name="ce21" office:value-type="string" calcext:value-type="string">
            <text:p>LED: FX2 Mode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3E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64" calcext:value-type="float">
            <text:p>6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Channel Activate FX1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3F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65" calcext:value-type="float">
            <text:p>6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Channel Activate FX2 Button</text:p>
          </table:table-cell>
          <table:table-cell table:style-name="ce20" table:number-columns-repeated="1017"/>
        </table:table-row>
        <table:table-row table:style-name="ro2">
          <table:table-cell table:style-name="Default" office:value-type="string" calcext:value-type="string">
            <text:p>0x4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Channel headphones togg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0x46</text:p>
          </table:table-cell>
          <table:table-cell table:style-name="ce35" office:value-type="string" calcext:value-type="string">
            <text:p>16,17,18,19,20,21</text:p>
          </table:table-cell>
          <table:table-cell table:style-name="ce35" office:value-type="string" calcext:value-type="string">
            <text:p>29,30,31,32,33,34</text:p>
          </table:table-cell>
          <table:table-cell table:style-name="ce35" office:value-type="string" calcext:value-type="string">
            <text:p>42,43,44,45,46,47</text:p>
          </table:table-cell>
          <table:table-cell table:style-name="ce35" office:value-type="string" calcext:value-type="string">
            <text:p>55,56,57,58,59,60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Channel Vu Meter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ce1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table table:name="Non-MIDI ALSA Controls" table:style-name="ta1">
        <office:forms form:automatic-focus="false" form:apply-design-mode="false"/>
        <table:table-column table:style-name="co15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Default"/>
        <table:table-column table:style-name="co27" table:default-cell-style-name="ce35"/>
        <table:table-row table:style-name="ro1">
          <table:table-cell table:style-name="ce46" office:value-type="string" calcext:value-type="string" table:number-columns-spanned="6" table:number-rows-spanned="1">
            <text:p>Non-MIDI ALSA Controls</text:p>
          </table:table-cell>
          <table:covered-table-cell table:number-columns-repeated="5" table:style-name="ce48"/>
        </table:table-row>
        <table:table-row table:style-name="ro1">
          <table:table-cell table:style-name="ce47" office:value-type="string" calcext:value-type="string">
            <text:p>Channel 1 numid </text:p>
          </table:table-cell>
          <table:table-cell table:style-name="ce49" office:value-type="string" calcext:value-type="string">
            <text:p>Channel 2 numid</text:p>
          </table:table-cell>
          <table:table-cell table:style-name="ce49" office:value-type="string" calcext:value-type="string">
            <text:p>Channel 3 numid </text:p>
          </table:table-cell>
          <table:table-cell table:style-name="ce49" office:value-type="string" calcext:value-type="string">
            <text:p>Channel 4 numid </text:p>
          </table:table-cell>
          <table:table-cell table:style-name="ce49" office:value-type="string" calcext:value-type="string">
            <text:p>Channel 5 numid </text:p>
          </table:table-cell>
          <table:table-cell table:style-name="ce50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l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Acti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Meter clip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green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green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pan text:style-name="T1">Hotcue </text:span>3 (green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green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Deck A/B Indicat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Deck C/D Indicato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Toggle Butt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o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F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o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Keylock Indicat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Master Indicat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On Air Indicato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Samples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LED: Center Headphone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LED: Center Master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LED: Center Master Button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LED: Center Quant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10" calcext:value-type="float">
            <text:p>10</text:p>
          </table:table-cell>
          <table:table-cell office:value-type="string" calcext:value-type="string">
            <text:p>LED: Cemter Quant Button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LED: Center Snap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LED: Center Snap Button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5" calcext:value-type="float">
            <text:p>5</text:p>
          </table:table-cell>
          <table:table-cell office:value-type="string" calcext:value-type="string">
            <text:p>LED: Center Warning Indicator</text:p>
          </table:table-cell>
        </table:table-row>
      </table:table>
      <table:named-expressions/>
      <table:database-ranges>
        <table:database-range table:name="__Anonymous_Sheet_DB__0" table:target-range-address="'Deck mapping'.A3:'Deck mapping'.K4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ixer + effect mapping'.A3:'Mixer + effect mapping'.G66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MIDI ALSA control mapping'.A2:'MIDI ALSA control mapping'.G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14:21:39.745214460</meta:creation-date>
    <dc:date>2022-11-14T18:56:11.004286739</dc:date>
    <meta:editing-duration>PT4H37M53S</meta:editing-duration>
    <meta:editing-cycles>14</meta:editing-cycles>
    <meta:generator>LibreOffice/7.3.6.2$Linux_X86_64 LibreOffice_project/30$Build-2</meta:generator>
    <meta:document-statistic meta:table-count="4" meta:cell-count="1431" meta:object-count="0"/>
  </office:meta>
</office:document-meta>
</file>